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B7000001138DCF693072BA8292.jpg" manifest:media-type="image/jpeg"/>
  <manifest:file-entry manifest:full-path="Pictures/10000000000000B800000111110A0451494513B0.jpg" manifest:media-type="image/jpeg"/>
  <manifest:file-entry manifest:full-path="Pictures/10000000000000B10000011DB45B516C6B407AB4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3.jpg" text:anchor-type="as-char" svg:width="1.0862in" svg:height="1.7484in" draw:z-index="0"><draw:image xlink:href="Pictures/10000000000000B10000011DB45B516C6B407AB4.jpg" xlink:type="simple" xlink:show="embed" xlink:actuate="onLoad" loext:mime-type="image/jpeg"/></draw:frame><draw:frame draw:style-name="fr1" draw:name="image2.jpg" text:anchor-type="as-char" svg:width="1.1283in" svg:height="1.6752in" draw:z-index="0"><draw:image xlink:href="Pictures/10000000000000B800000111110A0451494513B0.jpg" xlink:type="simple" xlink:show="embed" xlink:actuate="onLoad" loext:mime-type="image/jpeg"/></draw:frame><draw:frame draw:style-name="fr1" draw:name="image1.jpg" text:anchor-type="as-char" svg:width="1.1228in" svg:height="1.6866in" draw:z-index="0"><draw:image xlink:href="Pictures/10000000000000B7000001138DCF693072BA8292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1" meta:paragraph-count="1" meta:word-count="0" meta:character-count="0" meta:non-whitespace-character-count="0"/>
    <meta:generator>LibreOfficeDev/6.0.5.2$Linux_X86_64 LibreOffice_project/</meta:generator>
  </office:meta>
</office:document-meta>
</file>